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&gt; [orth, sol] = Orthonormal.FindSpectrum(all2, [6, 8, 9])</text:p>
      <text:p text:style-name="Standard"/>
      <text:p text:style-name="Standard">chosen =</text:p>
      <text:p text:style-name="Standard"/>
      <text:p text:style-name="Standard"><text:s text:c="5"/>6 <text:s text:c="3"/>12 <text:s text:c="4"/>9</text:p>
      <text:p text:style-name="Standard"/>
      <text:p text:style-name="Standard"><text:s/></text:p>
      <text:p text:style-name="Standard">eqa =</text:p>
      <text:p text:style-name="Standard"><text:s/></text:p>
      <text:p text:style-name="Standard">[ <text:s text:c="53"/>(P4_6 + P6_6)^2 + (P5_6 + P6_6)^2 + (P4_6 - 1.0*P5_6)^2 == 1, 1.0*(0.89443*P10_12 - 0.27639*P12_12)*(P4_6 - 1.0*P5_6) == 1.1708*P10_12*(P4_6 + P6_6) + 1.0*P12_12*(P5_6 + P6_6), 0.17082*P9_9*(P4_6 + P6_6) == 1.0*(0.72361*P11_9 + 0.89443*P9_9)*(P4_6 - 1.0*P5_6) + 1.0*P11_9*(P5_6 + P6_6)]</text:p>
      <text:p text:style-name="Standard">[ 1.0*(0.89443*P10_12 - 0.27639*P12_12)*(P4_6 - 1.0*P5_6) == 1.1708*P10_12*(P4_6 + P6_6) + 1.0*P12_12*(P5_6 + P6_6), <text:s text:c="51"/>2.1708*P10_12^2 + 1.0764*P12_12^2 == 0.49443*P10_12*P12_12 + 1, <text:s text:c="26"/>P12_12*(600000.0*P11_9 + 123611.0*P9_9) == P10_12*(323611.0*P11_9 + 500000.0*P9_9)]</text:p>
      <text:p text:style-name="Standard">[ <text:s text:c="5"/>0.17082*P9_9*(P4_6 + P6_6) == 1.0*(0.72361*P11_9 + 0.89443*P9_9)*(P4_6 - 1.0*P5_6) + 1.0*P11_9*(P5_6 + P6_6), <text:s text:c="31"/>P12_12*(600000.0*P11_9 + 123611.0*P9_9) == P10_12*(323611.0*P11_9 + 500000.0*P9_9), <text:s text:c="52"/>1.5236*P11_9^2 + 1.2944*P11_9*P9_9 + 0.82918*P9_9^2 == 1]</text:p>
      <text:p text:style-name="Standard"><text:s/></text:p>
      <text:p text:style-name="Standard"><text:s/></text:p>
      <text:p text:style-name="Standard">orth =</text:p>
      <text:p text:style-name="Standard"><text:s/></text:p>
      <text:p text:style-name="Standard">[ <text:s text:c="12"/>0, <text:s text:c="67"/>0, <text:s text:c="64"/>0]</text:p>
      <text:p text:style-name="Standard">[ <text:s text:c="12"/>0, <text:s text:c="67"/>0, <text:s text:c="64"/>0]</text:p>
      <text:p text:style-name="Standard">[ <text:s text:c="12"/>0, <text:s text:c="67"/>0, <text:s text:c="64"/>0]</text:p>
      <text:p text:style-name="Standard">[ <text:s text:c="2"/>68879/50000, <text:s text:c="58"/>2259/50000, <text:s text:c="54"/>22081/50000]</text:p>
      <text:p text:style-name="Standard">[ <text:s text:c="5"/>577/3125, <text:s text:c="56"/>50067/100000, <text:s text:c="53"/>-12589/10000]</text:p>
      <text:p text:style-name="Standard">[ <text:s text:c="5"/>577/3125, <text:s text:c="56"/>-10917/20000, <text:s text:c="56"/>2554/3125]</text:p>
      <text:p text:style-name="Standard">[ -59647/100000, <text:s text:c="24"/>-196053138506675471193/450359962737049600000, <text:s text:c="19"/>-1452744428534481713067/1801439850948198400000]</text:p>
      <text:p text:style-name="Standard">[ -78111/100000, <text:s text:c="24"/>-131999299529561249499/225179981368524800000, <text:s text:c="22"/>-77478412280253778031/360287970189639680000]</text:p>
      <text:p text:style-name="Standard">[ <text:s/>59647/100000, - (50067*5^(1/2))/250000 - 13589092110489405561/90071992547409920000, <text:s/>8323065368228225179/14073748835532800000 - (12589*5^(1/2))/25000]</text:p>
      <text:p text:style-name="Standard">[ -59647/100000, <text:s text:c="25"/>225499974320031086979/450359962737049600000, <text:s text:c="22"/>473128671168324680079/450359962737049600000]</text:p>
      <text:p text:style-name="Standard">[ <text:s/>59647/100000, <text:s text:c="2"/>(10917*5^(1/2))/50000 + 62321615342664932511/450359962737049600000, <text:s/>(5108*5^(1/2))/15625 - 82050955301977389803/90071992547409920000]</text:p>
      <text:p text:style-name="Standard">[ -78111/100000, <text:s text:c="27"/>28782158966269601949/45035996273704960000, <text:s text:c="25"/>7859236832304716383/56294995342131200000]</text:p>
      <text:p text:style-name="Standard">[ <text:s text:c="4"/>-577/3125, <text:s text:c="26"/>-5955747650893380123/112589990684262400000, <text:s text:c="21"/>135896482767517965899/1801439850948198400000]</text:p>
      <text:p text:style-name="Standard"><text:soft-page-break/>[ <text:s text:c="12"/>0, <text:s/>131999299529561249499/225179981368524800000 - (10917*5^(1/2))/50000, 77478412280253778031/360287970189639680000 - (5108*5^(1/2))/15625]</text:p>
      <text:p text:style-name="Standard">[ <text:s text:c="12"/>0, <text:s text:c="2"/>(50067*5^(1/2))/250000 - 28782158966269601949/45035996273704960000, <text:s/>(12589*5^(1/2))/25000 - 7859236832304716383/56294995342131200000]</text:p>
      <text:p text:style-name="Standard"><text:s/></text:p>
      <text:p text:style-name="Standard"/>
      <text:p text:style-name="Standard">sol = </text:p>
      <text:p text:style-name="Standard"/>
      <text:p text:style-name="Standard"><text:s text:c="2"/>struct with fields:</text:p>
      <text:p text:style-name="Standard"/>
      <text:p text:style-name="Standard"><text:s text:c="5"/>P11_9: [16×1 sym]</text:p>
      <text:p text:style-name="Standard"><text:s text:c="4"/>P10_12: [16×1 sym]</text:p>
      <text:p text:style-name="Standard"><text:s text:c="4"/>P12_12: [16×1 sym]</text:p>
      <text:p text:style-name="Standard"><text:s text:c="6"/>P4_6: [16×1 sym]</text:p>
      <text:p text:style-name="Standard"><text:s text:c="6"/>P5_6: [16×1 sym]</text:p>
      <text:p text:style-name="Standard"><text:s text:c="6"/>P6_6: [16×1 sym]</text:p>
      <text:p text:style-name="Standard"><text:s text:c="6"/>P9_9: [16×1 sym]</text:p>
      <text:p text:style-name="Standard"/>
      <text:p text:style-name="Standard">&gt;&gt; double(orth)</text:p>
      <text:p text:style-name="Standard"/>
      <text:p text:style-name="Standard">ans =</text:p>
      <text:p text:style-name="Standard"/>
      <text:p text:style-name="Standard"><text:s text:c="9"/>0 <text:s text:c="8"/>0 <text:s text:c="8"/>0</text:p>
      <text:p text:style-name="Standard"><text:s text:c="9"/>0 <text:s text:c="8"/>0 <text:s text:c="8"/>0</text:p>
      <text:p text:style-name="Standard"><text:s text:c="9"/>0 <text:s text:c="8"/>0 <text:s text:c="8"/>0</text:p>
      <text:p text:style-name="Standard"><text:s text:c="4"/>1.3776 <text:s text:c="3"/>0.0452 <text:s text:c="3"/>0.4416</text:p>
      <text:p text:style-name="Standard"><text:s text:c="4"/>0.1846 <text:s text:c="3"/>0.5007 <text:s text:c="2"/>-1.2589</text:p>
      <text:p text:style-name="Standard"><text:s text:c="4"/>0.1846 <text:s text:c="2"/>-0.5458 <text:s text:c="3"/>0.8173</text:p>
      <text:p text:style-name="Standard"><text:s text:c="3"/>-0.5965 <text:s text:c="2"/>-0.4353 <text:s text:c="2"/>-0.8064</text:p>
      <text:p text:style-name="Standard"><text:s text:c="3"/>-0.7811 <text:s text:c="2"/>-0.5862 <text:s text:c="2"/>-0.2150</text:p>
      <text:p text:style-name="Standard"><text:s text:c="4"/>0.5965 <text:s text:c="2"/>-0.5987 <text:s text:c="2"/>-0.5346</text:p>
      <text:p text:style-name="Standard"><text:s text:c="3"/>-0.5965 <text:s text:c="3"/>0.5007 <text:s text:c="3"/>1.0506</text:p>
      <text:p text:style-name="Standard"><text:s text:c="4"/>0.5965 <text:s text:c="3"/>0.6266 <text:s text:c="2"/>-0.1799</text:p>
      <text:p text:style-name="Standard"><text:s text:c="3"/>-0.7811 <text:s text:c="3"/>0.6391 <text:s text:c="3"/>0.1396</text:p>
      <text:p text:style-name="Standard"><text:s text:c="3"/>-0.1846 <text:s text:c="2"/>-0.0529 <text:s text:c="3"/>0.0754</text:p>
      <text:p text:style-name="Standard"><text:s text:c="9"/>0 <text:s text:c="3"/>0.0980 <text:s text:c="2"/>-0.5160</text:p>
      <text:p text:style-name="Standard"><text:s text:c="9"/>0 <text:s text:c="2"/>-0.1913 <text:s text:c="3"/>0.9864</text:p>
      <text:p text:style-name="Standard"/>
      <text:p text:style-name="Standard">&gt;&gt; logical(EF.EigenfunctionsCheck(2, orth', [6, 5/2-5^(1/2)/2, 5/2+5^(1/2)/2]))</text:p>
      <text:p text:style-name="Standard">Index in position 1 exceeds array bounds (must not exceed 1).</text:p>
      <text:p text:style-name="Standard"/>
      <text:p text:style-name="Standard">Error in EF.EigenfunctionsCheck (line 17)</text:p>
      <text:p text:style-name="Standard"><text:s text:c="16"/>arr(i) = EF.EigenfunctionCheck(level, evs(i,1), efs(i, 1:end));</text:p>
      <text:p text:style-name="Standard"><text:s/></text:p>
      <text:p text:style-name="Standard">&gt;&gt; logical(EF.EigenfunctionsCheck(2, orth', [6; 5/2-5^(1/2)/2; 5/2+5^(1/2)/2]))</text:p>
      <text:p text:style-name="Standard"/>
      <text:p text:style-name="Standard">ans =</text:p>
      <text:p text:style-name="Standard"/>
      <text:p text:style-name="Standard"><text:s text:c="2"/>logi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51:55.730589379</meta:creation-date>
    <dc:date>2019-06-17T15:52:17.117347710</dc:date>
    <meta:editing-duration>PT22S</meta:editing-duration>
    <meta:editing-cycles>1</meta:editing-cycles>
    <meta:document-statistic meta:table-count="0" meta:image-count="0" meta:object-count="0" meta:page-count="2" meta:paragraph-count="63" meta:word-count="302" meta:character-count="4424" meta:non-whitespace-character-count="2648"/>
    <meta:generator>LibreOffice/6.0.7.3$Linux_X86_64 LibreOffice_project/00m0$Build-3</meta:generator>
  </office:meta>
</office:document-meta>
</file>